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576" officeooo:paragraph-rsid="00157576"/>
    </style:style>
    <style:style style:name="P2" style:family="paragraph" style:parent-style-name="Standard">
      <style:text-properties officeooo:rsid="00157576" officeooo:paragraph-rsid="00157576" fo:background-color="#ffff00"/>
    </style:style>
    <style:style style:name="P3" style:family="paragraph" style:parent-style-name="Standard">
      <style:text-properties officeooo:rsid="00157576" officeooo:paragraph-rsid="00190c52" fo:background-color="#ffff00"/>
    </style:style>
    <style:style style:name="P4" style:family="paragraph" style:parent-style-name="Standard">
      <style:text-properties officeooo:rsid="00190c52" officeooo:paragraph-rsid="00190c52" fo:background-color="#ffff00"/>
    </style:style>
    <style:style style:name="P5" style:family="paragraph" style:parent-style-name="Standard">
      <style:text-properties officeooo:rsid="0017626c" officeooo:paragraph-rsid="0017626c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iewer 1 (B):</text:p>
      <text:p text:style-name="P1"/>
      <text:p text:style-name="P1">Shortcomings of the paper and opinions or suggestions on the work of the paper (please be sure to fill in this column)</text:p>
      <text:p text:style-name="P1">Shortcomings of the paper:</text:p>
      <text:p text:style-name="P2">1. The structure of the paper needs to be adjusted, as Chapter 4 involves the content of Chapter 6;</text:p>
      <text:p text:style-name="P1"/>
      <text:p text:style-name="P2">2. The style of the chart should be consistent, with some charts having a black background. It is recommended to change it to white:</text:p>
      <text:p text:style-name="P5">3.7, 3.8, 4.10, 4.11, 4.16, 4.17, 4.21, 4.23, 4.24, 4.25, 4.26, 5.9, 5.11, 5.13, 5.15, 5.17, 5.18</text:p>
      <text:p text:style-name="P1"/>
      <text:p text:style-name="P2">3. Lack of necessary annotations in actual captured images, such as Figure 3.9, Figure 6.1, etc;</text:p>
      <text:p text:style-name="P5">3.9, 6.1, 2.5, 3.2, 3.6, 3.7, 3.10, 3.11, 4.1</text:p>
      <text:p text:style-name="P1"/>
      <text:p text:style-name="P2">4. Some coordinate axes in the figure are not labeled with units;</text:p>
      <text:p text:style-name="P4">3.7, 3.8, 4.16, 4.17, 4.21, 4.23, 4.24-26</text:p>
      <text:p text:style-name="P1"/>
      <text:p text:style-name="P2">5. The arrangement of elements in Figures 4.12-4.14 is complex and difficult to parse. It is recommended to change the visualization method;</text:p>
      <text:p text:style-name="P1"/>
      <text:p text:style-name="P2">6. The use of mathematical symbols is not standardized, and vectors should be represented in bold;</text:p>
      <text:p text:style-name="P1"/>
      <text:p text:style-name="P2">7. The expression between formulas (4.9) and (4.10) is unclear, and the meanings of each symbol are unclear. It is recommended to rephrase them</text:p>
      <text:p text:style-name="P1"/>
      <text:p text:style-name="P1">Reviewer 2 (A):</text:p>
      <text:p text:style-name="P1"/>
      <text:p text:style-name="P1">Shortcomings of the paper and opinions or suggestions on the work of the paper (please be sure to fill in this column)</text:p>
      <text:p text:style-name="P2">(1) There are some spelling errors in the paper, such as anonimous, controlling, etc. on page 2;</text:p>
      <text:p text:style-name="P3">diﬀicult, controllling, <text:s/>diﬀicult</text:p>
      <text:p text:style-name="P2">(2) Suggest narrowing the research scope appropriately and conducting more in-depth research on certain point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0:52:47.569673483</meta:creation-date>
    <meta:editing-duration>PT40M37S</meta:editing-duration>
    <meta:editing-cycles>2</meta:editing-cycles>
    <meta:generator>LibreOffice/7.3.7.2$Linux_X86_64 LibreOffice_project/30$Build-2</meta:generator>
    <dc:date>2024-05-15T10:53:05.376283343</dc:date>
    <meta:document-statistic meta:table-count="0" meta:image-count="0" meta:object-count="0" meta:page-count="1" meta:paragraph-count="18" meta:word-count="255" meta:character-count="1488" meta:non-whitespace-character-count="1250"/>
  </office:meta>
</office:document-meta>
</file>